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✅ Purpose of this Document</text:h>
      <text:p text:style-name="Text_20_body">This guide provides a <text:span text:style-name="Strong_20_Emphasis">step-by-step, AI-executable plan</text:span> to build the <text:span text:style-name="Strong_20_Emphasis">CEENI civic-tech platform</text:span>, starting from scratch and ending with a fully functional user authentication system. It integrates:</text:p>
      <text:list text:style-name="L1">
        <text:list-item>
          <text:p text:style-name="P1">Git hygiene and project bootstrapping</text:p>
        </text:list-item>
        <text:list-item>
          <text:p text:style-name="P1">Django modular architecture and PostgreSQL setup</text:p>
        </text:list-item>
        <text:list-item>
          <text:p text:style-name="P1">Phone-based authentication without OTP (to reduce cost)</text:p>
        </text:list-item>
        <text:list-item>
          <text:p text:style-name="P1">Optional social login (Google/Facebook) with <text:span text:style-name="Strong_20_Emphasis">mandatory phone number binding</text:span></text:p>
        </text:list-item>
        <text:list-item>
          <text:p text:style-name="P1">Kenya-centric UI using Tailwind CSS</text:p>
        </text:list-item>
        <text:list-item>
          <text:p text:style-name="P1">Final goal: enforce the <text:span text:style-name="Strong_20_Emphasis">Ethnic Equity and Public Representation Bill, 2025</text:span></text:p>
        </text:list-item>
      </text:list>
      <text:p text:style-name="Horizontal_20_Line"/>
      <text:h text:style-name="Heading_20_2" text:outline-level="2">📁 Project Structure and Naming</text:h>
      <text:list text:style-name="L2">
        <text:list-item>
          <text:p text:style-name="P2">✅ <text:span text:style-name="Strong_20_Emphasis">New Project Folder</text:span>: <text:span text:style-name="Source_20_Text">C:\apps\ceeni_platform</text:span></text:p>
        </text:list-item>
        <text:list-item>
          <text:p text:style-name="P2">✅ <text:span text:style-name="Strong_20_Emphasis">GitHub Repo</text:span>: <text:span text:style-name="Source_20_Text">https://github.com/WALEKHWAPHILIP/ceeni-platform</text:span></text:p>
        </text:list-item>
        <text:list-item>
          <text:p text:style-name="P2">✅ <text:span text:style-name="Strong_20_Emphasis">Virtual Environment</text:span>: <text:span text:style-name="Source_20_Text">ceeni_venv</text:span></text:p>
        </text:list-item>
        <text:list-item>
          <text:p text:style-name="P2">✅ <text:span text:style-name="Strong_20_Emphasis">Project Slug</text:span>: <text:span text:style-name="Source_20_Text">ceeni_platform</text:span> (lowercase for consistency)</text:p>
        </text:list-item>
      </text:list>
      <text:p text:style-name="Horizontal_20_Line"/>
      <text:h text:style-name="Heading_20_2" text:outline-level="2">🧱 Stage 1: Git &amp; Folder Initialization</text:h>
      <text:p text:style-name="Text_20_body">Follow [Git Initialization Guide] from your files:</text:p>
      <text:p text:style-name="Preformatted_20_Text"><text:span text:style-name="Source_20_Text">C:\apps&gt; mkdir ceeni_platform</text:span></text:p>
      <text:p text:style-name="Preformatted_20_Text"><text:span text:style-name="Source_20_Text">C:\apps\ceeni_platform&gt; git init</text:span></text:p>
      <text:p text:style-name="Preformatted_20_Text"/>
      <text:p text:style-name="Preformatted_20_Text"><text:span text:style-name="Source_20_Text">curl -o .gitignore https://raw.githubusercontent.com/github/gitignore/main/Python.gitignore</text:span></text:p>
      <text:p text:style-name="Preformatted_20_Text"><text:span text:style-name="Source_20_Text"># Append CEENI-specific rules:</text:span></text:p>
      <text:p text:style-name="Preformatted_20_Text"><text:span text:style-name="Source_20_Text">echo ceeni_venv/ &gt;&gt; .gitignore</text:span></text:p>
      <text:p text:style-name="Preformatted_20_Text"><text:span text:style-name="Source_20_Text">echo static/ &gt;&gt; .gitignore</text:span></text:p>
      <text:p text:style-name="Preformatted_20_Text"><text:span text:style-name="Source_20_Text">echo media/ &gt;&gt; .gitignore</text:span></text:p>
      <text:p text:style-name="Preformatted_20_Text"><text:span text:style-name="Source_20_Text">echo .env &gt;&gt; .gitignore</text:span></text:p>
      <text:p text:style-name="Preformatted_20_Text"/>
      <text:p text:style-name="Preformatted_20_Text"><text:span text:style-name="Source_20_Text">echo * text=auto &gt; .gitattributes</text:span></text:p>
      <text:p text:style-name="Preformatted_20_Text"><text:span text:style-name="Source_20_Text">git config --global user.name "PHILIP WTL"</text:span></text:p>
      <text:p text:style-name="Preformatted_20_Text"><text:span text:style-name="Source_20_Text">git config --global user.email "philip@walsoftcomputers.com"</text:span></text:p>
      <text:p text:style-name="Preformatted_20_Text"><text:span text:style-name="Source_20_Text">git config --global init.defaultBranch main</text:span></text:p>
      <text:p text:style-name="Preformatted_20_Text"/>
      <text:p text:style-name="Preformatted_20_Text"><text:soft-page-break/><text:span text:style-name="Source_20_Text">git add .gitignore .gitattributes</text:span></text:p>
      <text:p text:style-name="P3"><text:span text:style-name="Source_20_Text">git commit -m "Initialize Git and CEENI ignore rules"</text:span></text:p>
      <text:p text:style-name="Horizontal_20_Line"/>
      <text:h text:style-name="Heading_20_2" text:outline-level="2">⚙️ Stage 2: Django Setup with Modular Settings</text:h>
      <text:h text:style-name="Heading_20_3" text:outline-level="3">✅ Django Project Creation</text:h>
      <text:p text:style-name="Preformatted_20_Text"><text:span text:style-name="Source_20_Text">python -m venv ceeni_venv</text:span></text:p>
      <text:p text:style-name="Preformatted_20_Text"><text:span text:style-name="Source_20_Text">ceeni_venv\Scripts\activate</text:span></text:p>
      <text:p text:style-name="Preformatted_20_Text"><text:span text:style-name="Source_20_Text">pip install --upgrade pip</text:span></text:p>
      <text:p text:style-name="Preformatted_20_Text"><text:span text:style-name="Source_20_Text">pip install django==5.2.4 psycopg2-binary python-dotenv</text:span></text:p>
      <text:p text:style-name="P3"><text:span text:style-name="Source_20_Text">django-admin startproject config .</text:span></text:p>
      <text:h text:style-name="Heading_20_3" text:outline-level="3">✅ Modular Settings</text:h>
      <text:p text:style-name="Text_20_body">Create <text:span text:style-name="Source_20_Text">config/settings/</text:span> folder. Then:</text:p>
      <text:list text:style-name="L3">
        <text:list-item>
          <text:p text:style-name="P4"><text:span text:style-name="Source_20_Text">base.py</text:span>: Shared settings</text:p>
        </text:list-item>
        <text:list-item>
          <text:p text:style-name="P4"><text:span text:style-name="Source_20_Text">dev.py</text:span>: Loads from <text:span text:style-name="Source_20_Text">.env</text:span></text:p>
        </text:list-item>
        <text:list-item>
          <text:p text:style-name="P4"><text:span text:style-name="Source_20_Text">prod.py</text:span>: Loads from <text:span text:style-name="Source_20_Text">os.environ</text:span></text:p>
        </text:list-item>
        <text:list-item>
          <text:p text:style-name="P4"><text:span text:style-name="Source_20_Text">__init__.py</text:span>: Switch via <text:span text:style-name="Source_20_Text">DJANGO_ENV</text:span></text:p>
        </text:list-item>
      </text:list>
      <text:p text:style-name="Text_20_body">Add <text:span text:style-name="Source_20_Text">.env</text:span> and <text:span text:style-name="Source_20_Text">.env.example</text:span>. Define:</text:p>
      <text:p text:style-name="Preformatted_20_Text"><text:span text:style-name="Source_20_Text">DJANGO_ENV=dev</text:span></text:p>
      <text:p text:style-name="Preformatted_20_Text"><text:span text:style-name="Source_20_Text">SECRET_KEY=your-secret-key</text:span></text:p>
      <text:p text:style-name="Preformatted_20_Text"><text:span text:style-name="Source_20_Text">DB_NAME=ceeni_platform_db</text:span></text:p>
      <text:p text:style-name="Preformatted_20_Text"><text:span text:style-name="Source_20_Text">DB_USER=ceeni_platform_user</text:span></text:p>
      <text:p text:style-name="Preformatted_20_Text"><text:span text:style-name="Source_20_Text">DB_PASSWORD=@0BusiaKenya</text:span></text:p>
      <text:p text:style-name="Preformatted_20_Text"><text:span text:style-name="Source_20_Text">DB_HOST=localhost</text:span></text:p>
      <text:p text:style-name="P3"><text:span text:style-name="Source_20_Text">DB_PORT=5432</text:span></text:p>
      <text:p text:style-name="Horizontal_20_Line"/>
      <text:h text:style-name="Heading_20_2" text:outline-level="2">🐘 Stage 3: PostgreSQL Setup (Windows or Ubuntu)</text:h>
      <text:p text:style-name="Preformatted_20_Text"><text:span text:style-name="Source_20_Text">CREATE USER ceeni_platform_user WITH PASSWORD '@0BusiaKenya';</text:span></text:p>
      <text:p text:style-name="Preformatted_20_Text"><text:span text:style-name="Source_20_Text">CREATE DATABASE ceeni_platform_db;</text:span></text:p>
      <text:p text:style-name="Preformatted_20_Text"><text:span text:style-name="Source_20_Text">GRANT ALL PRIVILEGES ON DATABASE ceeni_platform_db TO ceeni_platform_user;</text:span></text:p>
      <text:p text:style-name="Preformatted_20_Text"><text:span text:style-name="Source_20_Text">\c ceeni_platform_db</text:span></text:p>
      <text:p text:style-name="P3"><text:span text:style-name="Source_20_Text">ALTER SCHEMA public OWNER TO ceeni_platform_user;</text:span></text:p>
      <text:p text:style-name="Text_20_body">Run:</text:p>
      <text:p text:style-name="Preformatted_20_Text"><text:span text:style-name="Source_20_Text">python manage.py migrate</text:span></text:p>
      <text:p text:style-name="P3"><text:span text:style-name="Source_20_Text">python manage.py createsuperuser <text:s/># email: sales@walsoftcomputers.com</text:span></text:p>
      <text:p text:style-name="Horizontal_20_Line"/>
      <text:h text:style-name="Heading_20_2" text:outline-level="2"><text:soft-page-break/>🔐 Stage 4: Accounts App (Phone + Social Login)</text:h>
      <text:h text:style-name="Heading_20_3" text:outline-level="3">✅ Create <text:span text:style-name="Source_20_Text">accounts</text:span> app</text:h>
      <text:p text:style-name="P3"><text:span text:style-name="Source_20_Text">python manage.py startapp accounts</text:span></text:p>
      <text:p text:style-name="Text_20_body">Register it in <text:span text:style-name="Source_20_Text">INSTALLED_APPS</text:span> using full path <text:span text:style-name="Source_20_Text">accounts.apps.AccountsConfig</text:span>.</text:p>
      <text:h text:style-name="Heading_20_3" text:outline-level="3">✅ Custom User Model</text:h>
      <text:p text:style-name="Text_20_body">Place in <text:span text:style-name="Source_20_Text">accounts/models.py</text:span>:</text:p>
      <text:list text:style-name="L4">
        <text:list-item>
          <text:p text:style-name="P5"><text:span text:style-name="Source_20_Text">UUIDField</text:span> as primary key</text:p>
        </text:list-item>
        <text:list-item>
          <text:p text:style-name="P5"><text:span text:style-name="Source_20_Text">phone_number</text:span> as <text:span text:style-name="Source_20_Text">USERNAME_FIELD</text:span></text:p>
        </text:list-item>
        <text:list-item>
          <text:p text:style-name="P5"><text:span text:style-name="Source_20_Text">username</text:span>: base + NanoID</text:p>
        </text:list-item>
        <text:list-item>
          <text:p text:style-name="P5"><text:span text:style-name="Source_20_Text">full_name</text:span>, <text:span text:style-name="Source_20_Text">phone_country</text:span>, <text:span text:style-name="Source_20_Text">phone_region</text:span> (auto enriched)</text:p>
        </text:list-item>
        <text:list-item>
          <text:p text:style-name="P5">Custom manager + phone validation logic</text:p>
        </text:list-item>
      </text:list>
      <text:p text:style-name="Horizontal_20_Line"/>
      <text:h text:style-name="Heading_20_2" text:outline-level="2">🧠 Final Authentication Design (✅ Locked in Memory)</text:h>
      <text:list text:style-name="L5">
        <text:list-item>
          <text:p text:style-name="P6">🔑 No Firebase OTP (due to SMS costs)</text:p>
        </text:list-item>
        <text:list-item>
          <text:p text:style-name="P6">✅ Use password + unique phone number for auth</text:p>
        </text:list-item>
        <text:list-item>
          <text:p text:style-name="P6">✅ Optional Google/Facebook login <text:span text:style-name="Strong_20_Emphasis">must bind a phone number</text:span></text:p>
        </text:list-item>
        <text:list-item>
          <text:p text:style-name="P6">✅ Ensure <text:span text:style-name="Source_20_Text">one-phone-one-user-one-vote</text:span> logic</text:p>
        </text:list-item>
        <text:list-item>
          <text:p text:style-name="P6">✅ Enforce this in backend using <text:span text:style-name="Source_20_Text">phone_number</text:span> as unique + mandatory</text:p>
        </text:list-item>
      </text:list>
      <text:p text:style-name="Horizontal_20_Line"/>
      <text:h text:style-name="Heading_20_2" text:outline-level="2">🧠 Frontend Plan (Minimal, Elegant, Mobile-First)</text:h>
      <text:list text:style-name="L6">
        <text:list-item>
          <text:p text:style-name="P7">✅ Use Tailwind CSS with a Kenyan color palette</text:p>
        </text:list-item>
        <text:list-item>
          <text:p text:style-name="P7">✅ Form pages: <text:span text:style-name="Source_20_Text">register.html</text:span>, <text:span text:style-name="Source_20_Text">login.html</text:span>, <text:span text:style-name="Source_20_Text">dashboard.html</text:span></text:p>
        </text:list-item>
        <text:list-item>
          <text:p text:style-name="P7">✅ Responsive layouts (for phones), clean UI, accessible</text:p>
        </text:list-item>
      </text:list>
      <text:p text:style-name="Horizontal_20_Line"/>
      <text:h text:style-name="Heading_20_2" text:outline-level="2">🔨 Forms and Views</text:h>
      <text:list text:style-name="L7">
        <text:list-item>
          <text:p text:style-name="P8">✅ <text:span text:style-name="Source_20_Text">register.html</text:span> with phone + username + password (no OTP)</text:p>
        </text:list-item>
        <text:list-item>
          <text:p text:style-name="P8">✅ Django views:</text:p>
          <text:list>
            <text:list-item>
              <text:p text:style-name="P8"><text:soft-page-break/><text:span text:style-name="Source_20_Text">/accounts/register/</text:span> → JSON POST (returns success or error)</text:p>
            </text:list-item>
            <text:list-item>
              <text:p text:style-name="P8"><text:span text:style-name="Source_20_Text">/accounts/login/</text:span> → JSON POST (authenticates)</text:p>
            </text:list-item>
            <text:list-item>
              <text:p text:style-name="P8"><text:span text:style-name="Source_20_Text">/accounts/register-form/</text:span> → loads HTML</text:p>
            </text:list-item>
            <text:list-item>
              <text:p text:style-name="P8"><text:span text:style-name="Source_20_Text">/accounts/login-form/</text:span> → loads HTML</text:p>
            </text:list-item>
          </text:list>
        </text:list-item>
        <text:list-item>
          <text:p text:style-name="P8">✅ Use services pattern (<text:span text:style-name="Source_20_Text">services.py</text:span>) for business logic</text:p>
        </text:list-item>
      </text:list>
      <text:p text:style-name="Horizontal_20_Line"/>
      <text:h text:style-name="Heading_20_2" text:outline-level="2">📦 Directory Structure (Summary)</text:h>
      <text:p text:style-name="Preformatted_20_Text"><text:span text:style-name="Source_20_Text">ceeni_platform/</text:span></text:p>
      <text:p text:style-name="Preformatted_20_Text"><text:span text:style-name="Source_20_Text">├── accounts/</text:span></text:p>
      <text:p text:style-name="Preformatted_20_Text"><text:span text:style-name="Source_20_Text">│ <text:s text:c="2"/>├── model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services.py</text:span></text:p>
      <text:p text:style-name="Preformatted_20_Text"><text:span text:style-name="Source_20_Text">│ <text:s text:c="2"/>├── templates/accounts/register.html</text:span></text:p>
      <text:p text:style-name="Preformatted_20_Text"><text:span text:style-name="Source_20_Text">│ <text:s text:c="2"/>├── templates/accounts/login.html</text:span></text:p>
      <text:p text:style-name="Preformatted_20_Text"><text:span text:style-name="Source_20_Text">│ <text:s text:c="2"/>├── static/accounts/...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settings/</text:span></text:p>
      <text:p text:style-name="Preformatted_20_Text"><text:span text:style-name="Source_20_Text">│ <text:s text:c="6"/>├── base.py</text:span></text:p>
      <text:p text:style-name="Preformatted_20_Text"><text:span text:style-name="Source_20_Text">│ <text:s text:c="6"/>├── dev.py</text:span></text:p>
      <text:p text:style-name="Preformatted_20_Text"><text:span text:style-name="Source_20_Text">│ <text:s text:c="6"/>├── prod.py</text:span></text:p>
      <text:p text:style-name="P3"><text:span text:style-name="Source_20_Text">│ <text:s text:c="6"/>└── __init__.py</text:span></text:p>
      <text:p text:style-name="Horizontal_20_Line"/>
      <text:h text:style-name="Heading_20_2" text:outline-level="2">✅ Security Best Practices</text:h>
      <text:list text:style-name="L8">
        <text:list-item>
          <text:p text:style-name="P9">Never commit <text:span text:style-name="Source_20_Text">.env</text:span> or secrets</text:p>
        </text:list-item>
        <text:list-item>
          <text:p text:style-name="P9">Use <text:span text:style-name="Source_20_Text">.gitignore</text:span> rules from your [Git Hygiene Guide]</text:p>
        </text:list-item>
        <text:list-item>
          <text:p text:style-name="P9">Enforce one-user-one-phone via <text:span text:style-name="Source_20_Text">unique=True</text:span> in model</text:p>
        </text:list-item>
        <text:list-item>
          <text:p text:style-name="P9">If using social login, ask for phone binding immediately after first login</text:p>
        </text:list-item>
      </text:list>
      <text:p text:style-name="Horizontal_20_Line"/>
      <text:h text:style-name="Heading_20_2" text:outline-level="2">🚀 Future Enhancements</text:h>
      <text:p text:style-name="Text_20_body">Once registration + login are stable:</text:p>
      <text:list text:style-name="L9">
        <text:list-item>
          <text:p text:style-name="P10">Add user dashboard</text:p>
        </text:list-item>
        <text:list-item>
          <text:p text:style-name="P10">Add “submit view/opinion” linked to authenticated user</text:p>
        </text:list-item>
        <text:list-item>
          <text:p text:style-name="P10">Begin seeding controlled vocabularies (<text:span text:style-name="Source_20_Text">County</text:span>, <text:span text:style-name="Source_20_Text">AgeRange</text:span>, etc.)</text:p>
        </text:list-item>
        <text:list-item>
          <text:p text:style-name="P10">Enable AI features (feedback generation, hate speech detection)</text:p>
        </text:list-item>
        <text:list-item>
          <text:p text:style-name="P10"><text:soft-page-break/>Enable audit logs for each opinion</text:p>
        </text:list-item>
      </text:list>
      <text:p text:style-name="Horizontal_20_Line"/>
      <text:h text:style-name="Heading_20_2" text:outline-level="2">✅ Final Note</text:h>
      <text:p text:style-name="Text_20_body">This document is complete, consistent, and sufficient to:</text:p>
      <text:list text:style-name="L10">
        <text:list-item>
          <text:p text:style-name="P11">Bootstrap a fresh CEENI session in any AI environment</text:p>
        </text:list-item>
        <text:list-item>
          <text:p text:style-name="P11">Serve as the memory-loading base for a new <text:span text:style-name="Source_20_Text">CEENI_PLATFORM</text:span> project</text:p>
        </text:list-item>
        <text:list-item>
          <text:p text:style-name="P11">Complete the CEENI civic platform with phone/social login and fairness logic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2:05:04.985024700</meta:creation-date>
    <dc:date>2025-07-14T12:06:34.272278600</dc:date>
    <meta:editing-duration>PT1M30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5" meta:paragraph-count="120" meta:word-count="671" meta:character-count="4731" meta:non-whitespace-character-count="4191"/>
  </office:meta>
</office:document-meta>
</file>